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4" style:family="table">
      <style:table-properties style:width="17.029cm" fo:margin-left="-0.016cm" fo:margin-right="-0.012cm" table:align="margins"/>
    </style:style>
    <style:style style:name="Таблица24.A" style:family="table-column">
      <style:table-column-properties style:column-width="0.607cm" style:rel-column-width="2335*"/>
    </style:style>
    <style:style style:name="Таблица24.B" style:family="table-column">
      <style:table-column-properties style:column-width="13.785cm" style:rel-column-width="53051*"/>
    </style:style>
    <style:style style:name="Таблица24.C" style:family="table-column">
      <style:table-column-properties style:column-width="2.637cm" style:rel-column-width="10149*"/>
    </style:style>
    <style:style style:name="Таблица24.A1" style:family="table-cell">
      <style:table-cell-properties fo:padding="0.097cm" fo:border="none"/>
    </style:style>
    <style:style style:name="Таблица23" style:family="table">
      <style:table-properties style:width="17.029cm" fo:margin-left="-0.016cm" fo:margin-right="-0.012cm" table:align="margins"/>
    </style:style>
    <style:style style:name="Таблица23.A" style:family="table-column">
      <style:table-column-properties style:column-width="0.607cm" style:rel-column-width="2335*"/>
    </style:style>
    <style:style style:name="Таблица23.B" style:family="table-column">
      <style:table-column-properties style:column-width="13.785cm" style:rel-column-width="53051*"/>
    </style:style>
    <style:style style:name="Таблица23.C" style:family="table-column">
      <style:table-column-properties style:column-width="2.637cm" style:rel-column-width="10149*"/>
    </style:style>
    <style:style style:name="Таблица23.A1" style:family="table-cell">
      <style:table-cell-properties fo:padding="0.097cm" fo:border="none"/>
    </style:style>
    <style:style style:name="Таблица22" style:family="table">
      <style:table-properties style:width="17.029cm" fo:margin-left="-0.016cm" fo:margin-right="-0.012cm" table:align="margins"/>
    </style:style>
    <style:style style:name="Таблица22.A" style:family="table-column">
      <style:table-column-properties style:column-width="0.609cm" style:rel-column-width="2341*"/>
    </style:style>
    <style:style style:name="Таблица22.B" style:family="table-column">
      <style:table-column-properties style:column-width="13.785cm" style:rel-column-width="53051*"/>
    </style:style>
    <style:style style:name="Таблица22.C" style:family="table-column">
      <style:table-column-properties style:column-width="2.635cm" style:rel-column-width="10143*"/>
    </style:style>
    <style:style style:name="Таблица22.A1" style:family="table-cell">
      <style:table-cell-properties fo:padding="0.097cm" fo:border="none"/>
    </style:style>
    <style:style style:name="Таблица21" style:family="table">
      <style:table-properties style:width="17.029cm" fo:margin-left="-0.016cm" fo:margin-right="-0.012cm" table:align="margins"/>
    </style:style>
    <style:style style:name="Таблица21.A" style:family="table-column">
      <style:table-column-properties style:column-width="0.609cm" style:rel-column-width="2341*"/>
    </style:style>
    <style:style style:name="Таблица21.B" style:family="table-column">
      <style:table-column-properties style:column-width="13.785cm" style:rel-column-width="53051*"/>
    </style:style>
    <style:style style:name="Таблица21.C" style:family="table-column">
      <style:table-column-properties style:column-width="2.635cm" style:rel-column-width="10143*"/>
    </style:style>
    <style:style style:name="Таблица21.A1" style:family="table-cell">
      <style:table-cell-properties fo:padding="0.097cm" fo:border="none"/>
    </style:style>
    <style:style style:name="Таблица20" style:family="table">
      <style:table-properties style:width="17.029cm" fo:margin-left="-0.016cm" fo:margin-right="-0.012cm" table:align="margins"/>
    </style:style>
    <style:style style:name="Таблица20.A" style:family="table-column">
      <style:table-column-properties style:column-width="0.609cm" style:rel-column-width="2341*"/>
    </style:style>
    <style:style style:name="Таблица20.B" style:family="table-column">
      <style:table-column-properties style:column-width="13.785cm" style:rel-column-width="53051*"/>
    </style:style>
    <style:style style:name="Таблица20.C" style:family="table-column">
      <style:table-column-properties style:column-width="2.635cm" style:rel-column-width="10143*"/>
    </style:style>
    <style:style style:name="Таблица20.A1" style:family="table-cell">
      <style:table-cell-properties fo:padding="0.097cm" fo:border="none"/>
    </style:style>
    <style:style style:name="Таблица19" style:family="table">
      <style:table-properties style:width="17.029cm" fo:margin-left="-0.016cm" fo:margin-right="-0.012cm" table:align="margins"/>
    </style:style>
    <style:style style:name="Таблица19.A" style:family="table-column">
      <style:table-column-properties style:column-width="0.609cm" style:rel-column-width="2341*"/>
    </style:style>
    <style:style style:name="Таблица19.B" style:family="table-column">
      <style:table-column-properties style:column-width="13.785cm" style:rel-column-width="53051*"/>
    </style:style>
    <style:style style:name="Таблица19.C" style:family="table-column">
      <style:table-column-properties style:column-width="2.635cm" style:rel-column-width="10143*"/>
    </style:style>
    <style:style style:name="Таблица19.A1" style:family="table-cell">
      <style:table-cell-properties fo:padding="0.097cm" fo:border="none"/>
    </style:style>
    <style:style style:name="Таблица18" style:family="table">
      <style:table-properties style:width="17.029cm" fo:margin-left="-0.016cm" fo:margin-right="-0.012cm" table:align="margins"/>
    </style:style>
    <style:style style:name="Таблица18.A" style:family="table-column">
      <style:table-column-properties style:column-width="0.609cm" style:rel-column-width="2341*"/>
    </style:style>
    <style:style style:name="Таблица18.B" style:family="table-column">
      <style:table-column-properties style:column-width="13.785cm" style:rel-column-width="53051*"/>
    </style:style>
    <style:style style:name="Таблица18.C" style:family="table-column">
      <style:table-column-properties style:column-width="2.635cm" style:rel-column-width="10143*"/>
    </style:style>
    <style:style style:name="Таблица18.A1" style:family="table-cell">
      <style:table-cell-properties fo:padding="0.097cm" fo:border="none"/>
    </style:style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25" style:family="table">
      <style:table-properties style:width="17.029cm" fo:margin-left="-0.016cm" fo:margin-right="-0.012cm" table:align="margins"/>
    </style:style>
    <style:style style:name="Таблица25.A" style:family="table-column">
      <style:table-column-properties style:column-width="0.607cm" style:rel-column-width="2335*"/>
    </style:style>
    <style:style style:name="Таблица25.B" style:family="table-column">
      <style:table-column-properties style:column-width="13.785cm" style:rel-column-width="53051*"/>
    </style:style>
    <style:style style:name="Таблица25.C" style:family="table-column">
      <style:table-column-properties style:column-width="2.637cm" style:rel-column-width="10149*"/>
    </style:style>
    <style:style style:name="Таблица25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en" fo:country="US" fo:font-weight="bold" style:font-weight-asian="bold" style:font-weight-complex="bold"/>
    </style:style>
    <style:style style:name="P14" style:family="paragraph" style:parent-style-name="Table_20_Contents">
      <style:text-properties fo:language="ru" fo:country="RU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Arial2" fo:font-size="9.75pt" fo:letter-spacing="normal" fo:language="ru" fo:country="RU" fo:font-style="normal" fo:font-weight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8-1<text:tab/>14.03.2014</text:h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row>
          <table:table-cell table:style-name="Таблица25.A1" office:value-type="string">
            <text:p text:style-name="P2">+</text:p>
          </table:table-cell>
          <table:table-cell table:style-name="Таблица25.A1" office:value-type="string">
            <text:p text:style-name="P7">GUI: <text:span text:style-name="T1">Панель навигации может быть сконфигурирована индивидуально для пользователей и ролей</text:span></text:p>
          </table:table-cell>
          <table:table-cell table:style-name="Таблица25.A1" office:value-type="string">
            <text:p text:style-name="Text_20_body"><text:a xlink:type="simple" xlink:href="https://jira.inttrust.ru:8443/browse/CMFIVE-633">CMFIVE-633</text:a></text:p>
          </table:table-cell>
        </table:table-row>
        <table:table-row>
          <table:table-cell table:style-name="Таблица25.A1" office:value-type="string">
            <text:p text:style-name="P3">-</text:p>
          </table:table-cell>
          <table:table-cell table:style-name="Таблица25.A1" office:value-type="string">
            <text:p text:style-name="P7">GUI: <text:span text:style-name="T1">Различные ошибки в виджете </text:span>Linked Domain Objects Table</text:p>
          </table:table-cell>
          <table:table-cell table:style-name="Таблица25.A1" office:value-type="string">
            <text:p text:style-name="Text_20_body"><text:a xlink:type="simple" xlink:href="https://jira.inttrust.ru:8443/browse/CMFIVE-199">CMFIVE-199</text:a></text:p>
          </table:table-cell>
        </table:table-row>
        <table:table-row>
          <table:table-cell table:style-name="Таблица25.A1" office:value-type="string">
            <text:p text:style-name="P2">-</text:p>
          </table:table-cell>
          <table:table-cell table:style-name="Таблица25.A1" office:value-type="string">
            <text:p text:style-name="P7">GUI: NullPointerException <text:span text:style-name="T1">при закрытии формы с новым объектом</text:span></text:p>
          </table:table-cell>
          <table:table-cell table:style-name="Таблица25.A1" table:number-rows-spanned="2" office:value-type="string">
            <text:p text:style-name="Text_20_body"><text:a xlink:type="simple" xlink:href="https://jira.inttrust.ru:8443/browse/CMFIVE-618">CMFIVE-618</text:a></text:p>
          </table:table-cell>
        </table:table-row>
        <table:table-row>
          <table:table-cell table:style-name="Таблица25.A1" office:value-type="string">
            <text:p text:style-name="P3">-</text:p>
          </table:table-cell>
          <table:table-cell table:style-name="Таблица25.A1" office:value-type="string">
            <text:p text:style-name="P7">GUI: <text:span text:style-name="T1">Отображение формы</text:span></text:p>
          </table:table-cell>
          <table:covered-table-cell/>
        </table:table-row>
      </table:table>
      <text:h text:style-name="P11" text:outline-level="2">0.5.8<text:tab/>14.03.2014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office:value-type="string">
            <text:p text:style-name="P3">!</text:p>
          </table:table-cell>
          <table:table-cell table:style-name="Таблица24.A1" office:value-type="string">
            <text:p text:style-name="P4">Требуется очистка конфигурации <text:span text:style-name="T3">Solr </text:span>и пересоздание поисковых индексов</text:p>
          </table:table-cell>
          <table:table-cell table:style-name="Таблица24.A1" table:number-rows-spanned="2" office:value-type="string">
            <text:p text:style-name="Text_20_body"><text:a xlink:type="simple" xlink:href="https://jira.inttrust.ru:8443/browse/CMFIVE-530">CMFIVE-530</text:a></text:p>
          </table:table-cell>
        </table:table-row>
        <table:table-row>
          <table:table-cell table:style-name="Таблица24.A1" office:value-type="string">
            <text:p text:style-name="P3">+</text:p>
          </table:table-cell>
          <table:table-cell table:style-name="Таблица24.A1" office:value-type="string">
            <text:p text:style-name="P4">Поддержка разных языков в полнотекстовом поиске</text:p>
          </table:table-cell>
          <table:covered-table-cell/>
        </table:table-row>
        <table:table-row>
          <table:table-cell table:style-name="Таблица24.A1" office:value-type="string">
            <text:p text:style-name="P3">+</text:p>
          </table:table-cell>
          <table:table-cell table:style-name="Таблица24.A1" office:value-type="string">
            <text:p text:style-name="P4">Конфигурация контекстной роли может быть задана через статическую группу</text:p>
          </table:table-cell>
          <table:table-cell table:style-name="Таблица24.A1" office:value-type="string">
            <text:p text:style-name="Text_20_body"/>
          </table:table-cell>
        </table:table-row>
        <table:table-row>
          <table:table-cell table:style-name="Таблица24.A1" office:value-type="string">
            <text:p text:style-name="P2">+</text:p>
          </table:table-cell>
          <table:table-cell table:style-name="Таблица24.A1" office:value-type="string">
            <text:p text:style-name="P7">GUI: <text:span text:style-name="T1">Виджет для отображения таблицы связанных доменных объектов с возможностью их редактирования через дочернюю форму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199">CMFIVE-199</text:a></text:p>
          </table:table-cell>
        </table:table-row>
        <table:table-row>
          <table:table-cell table:style-name="Таблица24.A1" office:value-type="string">
            <text:p text:style-name="P3">+</text:p>
          </table:table-cell>
          <table:table-cell table:style-name="Таблица24.A1" office:value-type="string">
            <text:p text:style-name="P7">GUI: <text:span text:style-name="T1">Поддержка чтения и сохранения связанных форм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200">CMFIVE-200</text:a></text:p>
          </table:table-cell>
        </table:table-row>
        <table:table-row>
          <table:table-cell table:style-name="Таблица24.A1" office:value-type="string">
            <text:p text:style-name="P2">+</text:p>
          </table:table-cell>
          <table:table-cell table:style-name="Таблица24.A1" office:value-type="string">
            <text:p text:style-name="P7">GUI: <text:span text:style-name="T1">Конфигурируемая валидация значений полей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521">CMFIVE-521</text:a></text:p>
          </table:table-cell>
        </table:table-row>
        <table:table-row>
          <table:table-cell table:style-name="Таблица24.A1" office:value-type="string">
            <text:p text:style-name="P3">+</text:p>
          </table:table-cell>
          <table:table-cell table:style-name="Таблица24.A1" office:value-type="string">
            <text:p text:style-name="P7">GUI: <text:span text:style-name="T1">Отображение </text:span>third-party <text:span text:style-name="T1">плагинов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657">CMFIVE-657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4">Права доступа к объекту не вычислялись при его создании</text:p>
          </table:table-cell>
          <table:table-cell table:style-name="Таблица24.A1" office:value-type="string">
            <text:p text:style-name="Text_20_body"><text:a xlink:type="simple" xlink:href="https://jira.inttrust.ru:8443/browse/CMFIVE-650">CMFIVE-650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корректная обработка всех типов полей дата/время</text:span></text:p>
          </table:table-cell>
          <table:table-cell table:style-name="Таблица24.A1" table:number-rows-spanned="4" office:value-type="string">
            <text:p text:style-name="Text_20_body"><text:a xlink:type="simple" xlink:href="https://jira.inttrust.ru:8443/browse/CMFIVE-653">CMFIVE-653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отображение ошибок на форме входа в систему</text:span></text:p>
          </table:table-cell>
          <table:covered-table-cell/>
        </table:table-row>
        <table:table-row>
          <table:table-cell table:style-name="Таблица24.A1" office:value-type="string">
            <text:p text:style-name="P2">-</text:p>
          </table:table-cell>
          <table:table-cell table:style-name="Таблица24.A1" office:value-type="string">
            <text:p text:style-name="P7">GUI:<text:span text:style-name="T1"> нечувствительный к регистру поиск в коллекциях</text:span></text:p>
          </table:table-cell>
          <table:covered-table-cell/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используется конфигурация колонок при отображении результатов поиска</text:span></text:p>
          </table:table-cell>
          <table:covered-table-cell/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Курсор перемещения сплиттера не позволяет вводить данные в поля, размещённые в заголовке формы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655">CMFIVE-655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При добавлении тега </text:span>relates-to <text:span text:style-name="T1">признак обязательного поля отображается без отступа от края формы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656">CMFIVE-656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внешний вид </text:span>RadioButtonWidget</text:p>
          </table:table-cell>
          <table:table-cell table:style-name="Таблица24.A1" office:value-type="string">
            <text:p text:style-name="Text_20_body"><text:a xlink:type="simple" xlink:href="https://jira.inttrust.ru:8443/browse/CMFIVE-658">CMFIVE-658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Фильтры не отображаются в колонках коллекций, для которых не указан атрибут </text:span>search-filter</text:p>
          </table:table-cell>
          <table:table-cell table:style-name="Таблица24.A1" office:value-type="string">
            <text:p text:style-name="Text_20_body"><text:a xlink:type="simple" xlink:href="https://jira.inttrust.ru:8443/browse/CMFIVE-659">CMFIVE-659</text:a></text:p>
          </table:table-cell>
        </table:table-row>
        <table:table-row>
          <table:table-cell table:style-name="Таблица24.A1" office:value-type="string">
            <text:p text:style-name="P2">*</text:p>
          </table:table-cell>
          <table:table-cell table:style-name="Таблица24.A1" office:value-type="string">
            <text:p text:style-name="P7">GUI: <text:span text:style-name="T1">Используется версия </text:span>GWT 2.6.0</text:p>
          </table:table-cell>
          <table:table-cell table:style-name="Таблица24.A1" office:value-type="string">
            <text:p text:style-name="Text_20_body"><text:a xlink:type="simple" xlink:href="https://jira.inttrust.ru:8443/browse/CMFIVE-651">CMFIVE-651</text:a></text:p>
          </table:table-cell>
        </table:table-row>
      </table:table>
      <text:h text:style-name="P11" text:outline-level="2">0.5.7-6<text:tab/>11.03.2014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2">+</text:p>
          </table:table-cell>
          <table:table-cell table:style-name="Таблица23.A1" office:value-type="string">
            <text:p text:style-name="P4">В шаблонах уведомлений доступны объекты<text:span text:style-name="T3">, </text:span>объявленные в контексте приложения <text:span text:style-name="T3">Spring (beans.xml)</text:span></text:p>
          </table:table-cell>
          <table:table-cell table:style-name="Таблица23.A1" office:value-type="string">
            <text:p text:style-name="Text_20_body"><text:a xlink:type="simple" xlink:href="https://jira.inttrust.ru:8443/browse/CMFIVE-612">CMFIVE-612</text:a></text:p>
          </table:table-cell>
        </table:table-row>
        <text:soft-page-break/>
        <table:table-row>
          <table:table-cell table:style-name="Таблица23.A1" office:value-type="string">
            <text:p text:style-name="P2">-</text:p>
          </table:table-cell>
          <table:table-cell table:style-name="Таблица23.A1" office:value-type="string">
            <text:p text:style-name="P4">Некорректный <text:span text:style-name="T3">SQL </text:span>фильтрации по правам пользователя</text:p>
          </table:table-cell>
          <table:table-cell table:style-name="Таблица23.A1" office:value-type="string">
            <text:p text:style-name="Text_20_body"><text:a xlink:type="simple" xlink:href="https://jira.inttrust.ru:8443/browse/CMFIVE-650">CMFIVE-650</text:a></text:p>
          </table:table-cell>
        </table:table-row>
        <table:table-row>
          <table:table-cell table:style-name="Таблица23.A1" office:value-type="string">
            <text:p text:style-name="P3">*</text:p>
          </table:table-cell>
          <table:table-cell table:style-name="Таблица23.A1" office:value-type="string">
            <text:p text:style-name="P4">Если панель навигации для текущего пользователя не настроена, используется вариант по умолчанию</text:p>
          </table:table-cell>
          <table:table-cell table:style-name="Таблица23.A1" office:value-type="string">
            <text:p text:style-name="Text_20_body"/>
          </table:table-cell>
        </table:table-row>
      </table:table>
      <text:h text:style-name="P11" text:outline-level="2">0.5.7-5<text:tab/>07.03.2014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office:value-type="string">
            <text:p text:style-name="P3">!</text:p>
          </table:table-cell>
          <table:table-cell table:style-name="Таблица22.A1" office:value-type="string">
            <text:p text:style-name="P4">Изменён интерфейс класса периодической задачи — добавлен параметр в метод <text:span text:style-name="T3">execute</text:span>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Сервис отправки уведомлений</text:p>
          </table:table-cell>
          <table:table-cell table:style-name="Таблица22.A1" office:value-type="string">
            <text:p text:style-name="Text_20_body"><text:a xlink:type="simple" xlink:href="https://jira.inttrust.ru:8443/browse/CMFIVE-605">CMFIVE-605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Сервис формирования настраиваемых событий</text:p>
          </table:table-cell>
          <table:table-cell table:style-name="Таблица22.A1" office:value-type="string">
            <text:p text:style-name="Text_20_body"><text:a xlink:type="simple" xlink:href="https://jira.inttrust.ru:8443/browse/CMFIVE-607">CMFIVE-607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Компонент формирования текста сообщений по шаблону</text:p>
          </table:table-cell>
          <table:table-cell table:style-name="Таблица22.A1" office:value-type="string">
            <text:p text:style-name="Text_20_body"><text:a xlink:type="simple" xlink:href="https://jira.inttrust.ru:8443/browse/CMFIVE-612">CMFIVE-612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Реализовано прерывание периодических задач при превышении лимита времени с отправкой уведомления администратору</text:p>
          </table:table-cell>
          <table:table-cell table:style-name="Таблица22.A1" office:value-type="string">
            <text:p text:style-name="Text_20_body"><text:a xlink:type="simple" xlink:href="https://jira.inttrust.ru:8443/browse/CMFIVE-537">CMFIVE-537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Возможность настройки режима загрузки данных из <text:span text:style-name="T3">CSV-</text:span>файла: с перезаписью или без неё</text:p>
          </table:table-cell>
          <table:table-cell table:style-name="Таблица22.A1" office:value-type="string">
            <text:p text:style-name="Text_20_body"><text:a xlink:type="simple" xlink:href="https://jira.inttrust.ru:8443/browse/CMFIVE-552">CMFIVE-55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Публичные сервисы получения состава динамических групп и контекстных ролей</text:p>
          </table:table-cell>
          <table:table-cell table:style-name="Таблица22.A1" office:value-type="string">
            <text:p text:style-name="Text_20_body"><text:a xlink:type="simple" xlink:href="https://jira.inttrust.ru:8443/browse/CMFIVE-602">CMFIVE-60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Компонент отправки уведомлений из процессов <text:span text:style-name="T3">Activiti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06">CMFIVE-606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Компонент формирования ссылок для сервиса уведомлений</text:p>
          </table:table-cell>
          <table:table-cell table:style-name="Таблица22.A1" office:value-type="string">
            <text:p text:style-name="Text_20_body"><text:a xlink:type="simple" xlink:href="https://jira.inttrust.ru:8443/browse/CMFIVE-613">CMFIVE-613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Метод <text:span text:style-name="T3">CollectionService.isCollectionEmpty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25">CMFIVE-625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Точка расширения операции смены статуса доменного объекта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7">GUI: <text:span text:style-name="T1">Форма расширенного поиска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351">CMFIVE-351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GUI: <text:span text:style-name="T1">Поддержка разных типов полей дат </text:span>(dateTimeWithTimeZone, timelessDate) <text:span text:style-name="T1">виджетом </text:span>date-box</text:p>
          </table:table-cell>
          <table:table-cell table:style-name="Таблица22.A1" office:value-type="string">
            <text:p text:style-name="Text_20_body"><text:a xlink:type="simple" xlink:href="https://jira.inttrust.ru:8443/browse/CMFIVE-372">CMFIVE-37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GUI: <text:span text:style-name="T1">Расширена конфигурация столбцов с датами в отображении коллекци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385">CMFIVE-385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7">GUI: <text:span text:style-name="T1">Дополнительные настройки представления коллекций: ограничение изменения размеров столбца, обрезка длинного значения или перенос на другую строку, отображение значений в виде пиктограмм, подключение собственного компонента отображения значени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4">Удаление объекта выбрасывало ошибку, даже если объект был успешно удалён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2">-</text:p>
          </table:table-cell>
          <table:table-cell table:style-name="Таблица22.A1" office:value-type="string">
            <text:p text:style-name="P4"><text:span text:style-name="T3">Maven-plugin-jboss-as-ex </text:span>не работает с <text:span text:style-name="T3">maven_3.1.1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38">CMFIVE-638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7">NullPointerException <text:span text:style-name="T1">в </text:span>DateBoxWidgetHandler</text:p>
          </table:table-cell>
          <table:table-cell table:style-name="Таблица22.A1" office:value-type="string">
            <text:p text:style-name="Text_20_body"><text:a xlink:type="simple" xlink:href="https://jira.inttrust.ru:8443/browse/CMFIVE-649">CMFIVE-649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7">GUI: <text:span text:style-name="T1">Ошибки отображения в </text:span>Intenet Explorer</text:p>
          </table:table-cell>
          <table:table-cell table:style-name="Таблица22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22.A1" office:value-type="string">
            <text:p text:style-name="P2">*</text:p>
          </table:table-cell>
          <table:table-cell table:style-name="Таблица22.A1" office:value-type="string">
            <text:p text:style-name="P4">При импорте из <text:span text:style-name="T3">CSV-</text:span>файла не производится обновление объекта, если он существует и не изменялся</text:p>
          </table:table-cell>
          <table:table-cell table:style-name="Таблица22.A1" office:value-type="string">
            <text:p text:style-name="Text_20_body"><text:a xlink:type="simple" xlink:href="https://jira.inttrust.ru:8443/browse/CMFIVE-639">CMFIVE-639</text:a></text:p>
          </table:table-cell>
        </table:table-row>
      </table:table>
      <text:h text:style-name="P11" text:outline-level="2">0.5.7-4<text:tab/>25.02.2014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office:value-type="string">
            <text:p text:style-name="P3">!</text:p>
          </table:table-cell>
          <table:table-cell table:style-name="Таблица21.A1" office:value-type="string">
            <text:p text:style-name="P4">Изменился тип поля доменного объекта <text:span text:style-name="T3">schedule, </text:span>требуется пересоздание БД</text:p>
          </table:table-cell>
          <table:table-cell table:style-name="Таблица21.A1" office:value-type="string">
            <text:p text:style-name="Text_20_body"><text:a xlink:type="simple" xlink:href="https://jira.inttrust.ru:8443/browse/CMFIVE-537">CMFIVE-537</text:a></text:p>
          </table:table-cell>
        </table:table-row>
        <table:table-row>
          <table:table-cell table:style-name="Таблица21.A1" office:value-type="string">
            <text:p text:style-name="P3">*</text:p>
          </table:table-cell>
          <table:table-cell table:style-name="Таблица21.A1" office:value-type="string">
            <text:p text:style-name="P4">Методы <text:span text:style-name="T3">AttachmentService, CrudService, PersonManagementService, </text:span><text:soft-page-break/><text:span text:style-name="T3">ReportServiceAdmin, ScheduleService </text:span>выбрасывают <text:span text:style-name="T3">UnexpectedException </text:span>вместо внутренних исключений платформы</text:p>
          </table:table-cell>
          <table:table-cell table:style-name="Таблица21.A1" office:value-type="string">
            <text:p text:style-name="Text_20_body"><text:a xlink:type="simple" xlink:href="https://jira.inttrust.ru:8443/browse/CMFIVE-569">CMFIVE-569</text:a></text:p>
          </table:table-cell>
        </table:table-row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Шаблон проекта с настройками <text:span text:style-name="T3">Solr; </text:span>изменён способ деплоя <text:span text:style-name="T3">Solr </text:span>на сервер приложений <text:span text:style-name="T3">JBoss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Добавлен способ настройки строки, трактуемой как значение <text:span text:style-name="T3">NULL </text:span>при импорте данных из <text:span text:style-name="T3">CSV-</text:span>файла</text:p>
          </table:table-cell>
          <table:table-cell table:style-name="Таблица21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<text:span text:style-name="T1">Исправлены настройки </text:span>Jboss <text:span text:style-name="T1">для поддержки кодировки </text:span>UTF-8 <text:span text:style-name="T1">в запросах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4">Не работает фильтрация по <text:span text:style-name="T3">TimelessDate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2">CMFIVE-592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Недостатки в отображении форм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112">CMFIVE-112</text:a><text:line-break/><text:a xlink:type="simple" xlink:href="https://jira.inttrust.ru:8443/browse/CMFIVE-499">CMFIVE-499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7">GUI: <text:span text:style-name="T1">Некорректное развёртывание дерева навигации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0">CMFIVE-590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Не отображается форма поиска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621">CMFIVE-621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Исправлены стили для </text:span>Hierarchy Browser</text:p>
          </table:table-cell>
          <table:table-cell table:style-name="Таблица21.A1" office:value-type="string">
            <text:p text:style-name="Text_20_body"><text:a xlink:type="simple" xlink:href="https://jira.inttrust.ru:8443/browse/CMFIVE-547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нтерфейс транзакционного кэша сделан доступным для клиентов <text:span text:style-name="T3">dao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75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зменён способ выбора реализации сервиса хранения данных (БД/<text:span text:style-name="T3">FileNet)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1">CMFIVE-591</text:a></text:p>
          </table:table-cell>
        </table:table-row>
      </table:table>
      <text:h text:style-name="P11" text:outline-level="2">0.5.7-3<text:tab/>18.02.2014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Методы </text:span>CrudService, <text:span text:style-name="T1">работающие с одним объектом, выбрасывают исключения при его отсутствии или невозможности доступа вместо возврата </text:span>null</text:p>
          </table:table-cell>
          <table:table-cell table:style-name="Таблица20.A1" office:value-type="string">
            <text:p text:style-name="Text_20_body"><text:a xlink:type="simple" xlink:href="https://jira.inttrust.ru:8443/browse/CMFIVE-568">CMFIVE-568</text:a></text:p>
          </table:table-cell>
        </table:table-row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Ужесточены ограничения на длину имён доменных объектов и их полей в </text:span>xsd</text:p>
          </table:table-cell>
          <table:table-cell table:style-name="Таблица20.A1" office:value-type="string">
            <text:p text:style-name="Text_20_body"><text:a xlink:type="simple" xlink:href="https://jira.inttrust.ru:8443/browse/CMFIVE-87">CMFIVE-87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Добавлен вариант взаимодействия с хранилищем <text:span text:style-name="T3">FileNet </text:span>через оригинальные библиотеки компании <text:span text:style-name="T3">IBM (</text:span>более высокая скорость). Дополнительно увеличена скорость выгрузки файлов через <text:span text:style-name="T3">web service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Атрибут <text:span text:style-name="T3">permit-everybody </text:span>для тега <text:span text:style-name="T3">read </text:span>в матрице доступа; проверка прав при чтении таких объектов не производится (улучшение проиводительности)</text:p>
          </table:table-cell>
          <table:table-cell table:style-name="Таблица20.A1" office:value-type="string">
            <text:p text:style-name="Text_20_body"><text:a xlink:type="simple" xlink:href="https://jira.inttrust.ru:8443/browse/CMFIVE-561">CMFIVE-561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деплоя <text:span text:style-name="T3">Solr </text:span>на сервер <text:span text:style-name="T3">JBoss </text:span>в виде отдельного приложения</text:p>
          </table:table-cell>
          <table:table-cell table:style-name="Таблица20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Возможность указания кодировки при импорте данных из <text:span text:style-name="T3">CSV-</text:span>файлов</text:p>
          </table:table-cell>
          <table:table-cell table:style-name="Таблица20.A1" office:value-type="string">
            <text:p text:style-name="Text_20_body"><text:a xlink:type="simple" xlink:href="https://jira.inttrust.ru:8443/browse/CMFIVE-473">CMFIVE-473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задания значения <text:span text:style-name="T3">NULL </text:span>для строковых полей в импортируемых <text:span text:style-name="T3">CSV-</text:span>файлах (символ подчёркивания - «_»)</text:p>
          </table:table-cell>
          <table:table-cell table:style-name="Таблица20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7">GUI: <text:span text:style-name="T1">Выгрузка содержимого коллекции в </text:span>CSV-<text:span text:style-name="T1">фай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Расширение возможностей конфигурирования представлений коллекций: </text:span><text:span text:style-name="T1">настройка ширины отображаемого столбца, отображения значений в виде пиктограмм, а также задание собственного компонента отображения (</text:span>renderer)</text:p>
          </table:table-cell>
          <table:table-cell table:style-name="Таблица20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Улучшен сценарий работы с фильтрами коллекций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6">CMFIVE-55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Text_20_body">Ошибка при выполнении запроса, содержащего параметры в подзапросах, соединённых <text:span text:style-name="T3">UNION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8">CMFIVE-558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4">Учёт прав доступа ко всем объектам, участвующим в запросе</text:p>
          </table:table-cell>
          <table:table-cell table:style-name="Таблица20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<text:span text:style-name="T1">Ошибка при импорте данных из </text:span>CSV-<text:span text:style-name="T1">файла, если в качестве имени поля </text:span><text:soft-page-break/><text:span text:style-name="T1">используется зарезервированное в </text:span>SQL <text:span text:style-name="T1">слово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600">CMFIVE-600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Поддержка режима «только чтение» виджетом </text:span>ListBox</text:p>
          </table:table-cell>
          <table:table-cell table:style-name="Таблица20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Исчезает панель с именами столбцов коллекции после сортиров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4">CMFIVE-544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Зацикливание коллекции при поиске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7">CMFIVE-547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Вертикальный разделитель пропадает в режиме «на весь экран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2">CMFIVE-572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Форма не отображается полностью, отсутствует возможность прокрут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5">CMFIVE-575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Неверно отображается содержимое некоторых столбцов объекта в </text:span><text:span text:style-name="T1">коллекции при его обновлени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82">CMFIVE-582</text:a></text:p>
          </table:table-cell>
        </table:table-row>
        <table:table-row>
          <table:table-cell table:style-name="Таблица20.A1" office:value-type="string">
            <text:p text:style-name="P2">*</text:p>
          </table:table-cell>
          <table:table-cell table:style-name="Таблица20.A1" office:value-type="string">
            <text:p text:style-name="P4">Изменена версия используемой библиотеки <text:span text:style-name="T3">iText </text:span>на 2.1.7.<text:span text:style-name="T3">js2 </text:span>(предоставляется в <text:span text:style-name="T3">maven-</text:span>репозитарии <text:span text:style-name="T3">JasperReports)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327">CMFIVE-327</text:a></text:p>
          </table:table-cell>
        </table:table-row>
      </table:table>
      <text:h text:style-name="P11" text:outline-level="2">0.5.7-2<text:tab/>07.02.2014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Расширенный поиск (полная реализация, поддержка фильтрации по </text:span><text:span text:style-name="T1">диапазону дат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297">CMFIVE-297</text:a><text:line-break/><text:a xlink:type="simple" xlink:href="https://jira.inttrust.ru:8443/browse/CMFIVE-560">CMFIVE-56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зможность задания размеров виджетов в конфигурации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380">CMFIVE-38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 всех виджетах, редактирующих связи, значения связанных объектов могут быть сделаны гиперссылками, по нажатии на которые открывается форма редактирования соответствующего объект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9">CMFIVE-52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4">Низкая скорость выгрузки файлов из хранилища <text:span text:style-name="T3">FileNet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<text:span text:style-name="T1">Метод </text:span><text:span text:style-name="T7">AttachmentService.findAttachmentDomainObjectsFor(Id domainObjectId)</text:span><text:span text:style-name="T1"> не возвращает вложения типов, объявленных в родительских типах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5">CMFIVE-555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При наличии union в запросе, выполняемом с помощью findByQuer<text:span text:style-name="T3">y(),</text:span> <text:span text:style-name="T1">в </text:span>результирующем запросе обрезаются все части union, кроме первой</text:p>
          </table:table-cell>
          <table:table-cell table:style-name="Таблица19.A1" office:value-type="string">
            <text:p text:style-name="Text_20_body"><text:a xlink:type="simple" xlink:href="https://jira.inttrust.ru:8443/browse/CMFIVE-557">CMFIVE-557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В запросы коллекций не добавляются проверки прав доступа</text:p>
          </table:table-cell>
          <table:table-cell table:style-name="Таблица19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Отображение кнопок в </text:span>Internet Explorer</text:p>
          </table:table-cell>
          <table:table-cell table:style-name="Таблица19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Форма должна занимать почти всё окно приложения (повторное исправление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7">GUI: <text:span text:style-name="T1">Неправильная обработка закрытия дочерней формы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В коллекциях не производится фильтрация по дате, если она введена вручную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1">CMFIVE-54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После закрепления навигационной панели исчезает панель поиск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5">CMFIVE-545</text:a></text:p>
          </table:table-cell>
        </table:table-row>
        <table:table-row>
          <table:table-cell table:style-name="Таблица19.A1" office:value-type="string">
            <text:p text:style-name="P3">*</text:p>
          </table:table-cell>
          <table:table-cell table:style-name="Таблица19.A1" office:value-type="string">
            <text:p text:style-name="P4">Добавлены индексы для таблицы статусов</text:p>
          </table:table-cell>
          <table:table-cell table:style-name="Таблица19.A1" office:value-type="string">
            <text:p text:style-name="Text_20_body"><text:a xlink:type="simple" xlink:href="https://jira.inttrust.ru:8443/browse/CMFIVE-246">CMFIVE-246</text:a></text:p>
          </table:table-cell>
        </table:table-row>
      </table:table>
      <text:h text:style-name="P11" text:outline-level="2">0.5.7-1<text:tab/>03.02.2014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2">+</text:p>
          </table:table-cell>
          <table:table-cell table:style-name="Таблица18.A1" office:value-type="string">
            <text:p text:style-name="P4">В фильтрах коллекций реализованы удобные методы добавления критериев</text:p>
          </table:table-cell>
          <table:table-cell table:style-name="Таблица18.A1" office:value-type="string">
            <text:p text:style-name="Text_20_body"><text:a xlink:type="simple" xlink:href="https://jira.inttrust.ru:8443/browse/CMFIVE-92">CMFIVE-92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06">CMFIVE-406</text:a></text:p>
          </table:table-cell>
        </table:table-row>
        <text:soft-page-break/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Не работает метод AttachmentService.findAttachmentDomainObjectsFor()</text:p>
          </table:table-cell>
          <table:table-cell table:style-name="Таблица18.A1" office:value-type="string">
            <text:p text:style-name="Text_20_body"><text:a xlink:type="simple" xlink:href="https://jira.inttrust.ru:8443/browse/CMFIVE-539">CMFIVE-53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Ошибки таймаута в журнале сервера при индексации больших файлов</text:p>
          </table:table-cell>
          <table:table-cell table:style-name="Таблица18.A1" office:value-type="string">
            <text:p text:style-name="Text_20_body"><text:a xlink:type="simple" xlink:href="https://jira.inttrust.ru:8443/browse/CMFIVE-549">CMFIVE-54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<text:span text:style-name="T1">Некорректное изменение размеров колонок коллекции при изменении размеров окна приложения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19">CMFIVE-51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Исправлены ошибки реализации сортировки колонок коллекций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При сохранении формы теряются значения в виджетах </text:span>Suggest Box <text:span text:style-name="T1">на скрытых вкладках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50">CMFIVE-550</text:a></text:p>
          </table:table-cell>
        </table:table-row>
      </table:table>
      <text:h text:style-name="P11" text:outline-level="2"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Ошибки преобразования типа при индексации объекта для поиска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1" text:outline-level="2"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ext:soft-page-break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ext:soft-page-break/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</text:span><text:span text:style-name="T1">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text:soft-page-break/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8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ext:soft-page-break/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ext:soft-page-break/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<text:soft-page-break/>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soft-pag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ext:soft-page-break/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<text:soft-page-break/>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3-21T21:32:57.49</dc:date>
    <meta:editing-duration>P2DT5H55M11S</meta:editing-duration>
    <meta:editing-cycles>43</meta:editing-cycles>
    <meta:generator>OpenOffice.org/3.3$Win32 OpenOffice.org_project/330m20$Build-9567</meta:generator>
    <meta:document-statistic meta:table-count="25" meta:image-count="0" meta:object-count="0" meta:page-count="13" meta:paragraph-count="853" meta:word-count="3272" meta:character-count="24789"/>
  </office:meta>
</office:document-meta>
</file>